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pada {{nama}}</text:p>
      <text:p text:style-name="Standard"/>
      <text:p text:style-name="Standard">Nomor WA : {{wa}}</text:p>
      <text:p text:style-name="Standard">Seri {{seri}}</text:p>
      <text:p text:style-name="Standard">Nila Anda {{nilai}}</text:p>
      <text:p text:style-name="Standard"/>
      <text:p text:style-name="Standard">Terimakasih Saudara {{nama}}</text:p>
      <text:p text:style-name="Standard">Halaman 1 </text:p>
      <text:p text:style-name="Standard"/>
      <text:p text:style-name="Standard">Data 4 {{data4}}</text:p>
      <text:p text:style-name="Standard">Data 5 {{data5}}</text:p>
      <text:p text:style-name="Standard">Data 6 {{data6}}</text:p>
      <text:p text:style-name="Standard">Data 7 {{data7}}</text:p>
      <text:p text:style-name="Standard">Data 8 {{data8}}</text:p>
      <text:p text:style-name="Standard">Data 9 {{data9}}</text:p>
      <text:p text:style-name="Standard">Data 10 {{data10}}</text:p>
      <text:p text:style-name="Standard">Data 11 {{data11}}</text:p>
      <text:p text:style-name="Standard">Data 12 {{data12}}</text:p>
      <text:p text:style-name="Standard">Data 13 {{data13}}</text:p>
      <text:p text:style-name="Standard">Data 14 {{data14}}</text:p>
      <text:p text:style-name="Standard">Data 15 {{data15}}</text:p>
      <text:p text:style-name="Standard">Data 16 {{data16}}</text:p>
      <text:p text:style-name="Standard">Data 17 {{data17}}</text:p>
      <text:p text:style-name="Standard">Data 18 {{data18}}</text:p>
      <text:p text:style-name="Standard">Data 19 {{data19}}</text:p>
      <text:p text:style-name="Standard"><text:soft-page-break/>Data 20 {{data20}}</text:p>
      <text:p text:style-name="P1">Kepada {{nama}}</text:p>
      <text:p text:style-name="Standard"/>
      <text:p text:style-name="Standard">Nomor WA : {{wa}}</text:p>
      <text:p text:style-name="Standard">Seri {{seri}}</text:p>
      <text:p text:style-name="Standard">Nila Anda {{nilai}}</text:p>
      <text:p text:style-name="Standard"/>
      <text:p text:style-name="Standard">Terimakasih Saudara {{nama}}</text:p>
      <text:p text:style-name="Standard">Halaman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9" meta:word-count="83" meta:character-count="497" meta:non-whitespace-character-count="442"/>
    <meta:generator>LibreOfficeDev/6.0.5.2$Linux_X86_64 LibreOffice_project/</meta:generator>
  </office:meta>
</office:document-meta>
</file>